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ỤC LỤC ĐỀ CƯƠNG</text:h>
      <text:p text:style-name="Text_20_body"><text:span text:style-name="Strong_20_Emphasis">LỜI MỞ ĐẦU</text:span> (3-4 trang)</text:p>
      <text:list text:style-name="L1">
        <text:list-item>
          <text:p text:style-name="P1">Lý do chọn đề tài </text:p>
        </text:list-item>
        <text:list-item>
          <text:p text:style-name="P1">Mục tiêu nghiên cứu </text:p>
        </text:list-item>
        <text:list-item>
          <text:p text:style-name="P1">Phạm vi và đối tượng nghiên cứu (nhấn mạnh: các kỹ thuật forensics và steganography trong ảnh số) </text:p>
        </text:list-item>
        <text:list-item>
          <text:p text:style-name="P1">Phương pháp nghiên cứu </text:p>
        </text:list-item>
        <text:list-item>
          <text:p text:style-name="P2">Cấu trúc của báo cáo </text:p>
        </text:list-item>
      </text:list>
      <text:p text:style-name="Horizontal_20_Line"/>
      <text:p text:style-name="Text_20_body"><text:span text:style-name="Strong_20_Emphasis">CHƯƠNG 1: TỔNG QUAN VỀ IMAGE FORENSICS VÀ CÁC KHÁI NIỆM CƠ BẢN</text:span> (13-15 trang)</text:p>
      <text:p text:style-name="Text_20_body"><text:span text:style-name="Strong_20_Emphasis">1.1. Giới thiệu về Digital Forensics và Image Forensics</text:span> (4-5 trang)</text:p>
      <text:list text:style-name="L2">
        <text:list-item>
          <text:p text:style-name="P3">1.1.1. Khái niệm Digital Forensics </text:p>
        </text:list-item>
        <text:list-item>
          <text:p text:style-name="P3">1.1.2. Image Forensics - vai trò và tầm quan trọng </text:p>
        </text:list-item>
        <text:list-item>
          <text:p text:style-name="P3">1.1.3. Các lĩnh vực ứng dụng (điều tra tội phạm, an ninh mạng, bảo vệ bản quyền) </text:p>
        </text:list-item>
        <text:list-item>
          <text:p text:style-name="P4">1.1.4. Quy trình điều tra forensics trên ảnh số </text:p>
        </text:list-item>
      </text:list>
      <text:p text:style-name="Text_20_body"><text:span text:style-name="Strong_20_Emphasis">1.2. Cấu trúc và đặc điểm của ảnh số</text:span> (5-6 trang)</text:p>
      <text:list text:style-name="L3">
        <text:list-item>
          <text:p text:style-name="P5">1.2.1. Các định dạng ảnh phổ biến (JPEG, PNG, BMP, TIFF, GIF) </text:p>
        </text:list-item>
        <text:list-item>
          <text:p text:style-name="P5">1.2.2. Cấu trúc file ảnh và metadata (EXIF, IPTC, XMP) </text:p>
        </text:list-item>
        <text:list-item>
          <text:p text:style-name="P5">1.2.3. Thuật toán nén ảnh và ảnh hưởng đến forensics </text:p>
        </text:list-item>
        <text:list-item>
          <text:p text:style-name="P6">1.2.4. Không gian màu và biểu diễn pixel </text:p>
        </text:list-item>
      </text:list>
      <text:p text:style-name="Text_20_body"><text:span text:style-name="Strong_20_Emphasis">1.3. Các thách thức trong Image Forensics</text:span> (3-4 trang)</text:p>
      <text:list text:style-name="L4">
        <text:list-item>
          <text:p text:style-name="P7">1.3.1. Phát hiện ảnh đã chỉnh sửa/giả mạo </text:p>
        </text:list-item>
        <text:list-item>
          <text:p text:style-name="P7">1.3.2. Trích xuất thông tin ẩn (steganography) </text:p>
        </text:list-item>
        <text:list-item>
          <text:p text:style-name="P7">1.3.3. Xác định nguồn gốc và thiết bị chụp </text:p>
        </text:list-item>
        <text:list-item>
          <text:p text:style-name="P8">1.3.4. Anti-forensics - các kỹ thuật che giấu dấu vết </text:p>
        </text:list-item>
      </text:list>
      <text:p text:style-name="Text_20_body"><text:span text:style-name="Strong_20_Emphasis">1.4. Đánh giá tổng quan</text:span></text:p>
      <text:list text:style-name="L5">
        <text:list-item>
          <text:p text:style-name="P9">Nhận xét về tình hình hiện tại </text:p>
        </text:list-item>
        <text:list-item>
          <text:p text:style-name="P10">Hướng phát triển công nghệ Image Forensics </text:p>
        </text:list-item>
      </text:list>
      <text:p text:style-name="Horizontal_20_Line"/>
      <text:p text:style-name="Text_20_body"><text:span text:style-name="Strong_20_Emphasis">CHƯƠNG 2: CÁC KỸ THUẬT PHÁT HIỆN VÀ PHÂN TÍCH TRONG IMAGE FORENSICS</text:span> (15-17 trang)</text:p>
      <text:p text:style-name="Text_20_body"><text:span text:style-name="Strong_20_Emphasis">2.1. Phân tích Metadata và thông tin EXIF</text:span> (3-4 trang)</text:p>
      <text:list text:style-name="L6">
        <text:list-item>
          <text:p text:style-name="P11">2.1.1. Khái niệm và vai trò của metadata </text:p>
        </text:list-item>
        <text:list-item>
          <text:p text:style-name="P11">2.1.2. Các thông tin có trong EXIF data </text:p>
        </text:list-item>
        <text:list-item>
          <text:p text:style-name="P11">2.1.3. Kỹ thuật trích xuất và phân tích metadata </text:p>
        </text:list-item>
        <text:list-item>
          <text:p text:style-name="P12">2.1.4. Phát hiện dấu hiệu metadata bị chỉnh sửa </text:p>
        </text:list-item>
      </text:list>
      <text:p text:style-name="Text_20_body"><text:soft-page-break/><text:span text:style-name="Strong_20_Emphasis">2.2. Kỹ thuật phát hiện ảnh bị chỉnh sửa</text:span> (5-6 trang)</text:p>
      <text:list text:style-name="L7">
        <text:list-item>
          <text:p text:style-name="P13">2.2.1. Error Level Analysis (ELA) </text:p>
        </text:list-item>
        <text:list-item>
          <text:p text:style-name="P13">2.2.2. Phân tích JPEG compression artifacts </text:p>
        </text:list-item>
        <text:list-item>
          <text:p text:style-name="P13">2.2.3. Copy-Move Detection - phát hiện sao chép vùng ảnh </text:p>
        </text:list-item>
        <text:list-item>
          <text:p text:style-name="P13">2.2.4. Splicing Detection - phát hiện ghép ảnh </text:p>
        </text:list-item>
        <text:list-item>
          <text:p text:style-name="P14">2.2.5. Clone Detection - phát hiện nhân bản đối tượng </text:p>
        </text:list-item>
      </text:list>
      <text:p text:style-name="Text_20_body"><text:span text:style-name="Strong_20_Emphasis">2.3. Steganography - Kỹ thuật giấu thông tin trong ảnh</text:span> (4-5 trang)</text:p>
      <text:list text:style-name="L8">
        <text:list-item>
          <text:p text:style-name="P15">2.3.1. Khái niệm Steganography và Steganalysis </text:p>
        </text:list-item>
        <text:list-item>
          <text:p text:style-name="P15">2.3.2. Các phương pháp steganography phổ biến (LSB, DCT-based, F5) </text:p>
        </text:list-item>
        <text:list-item>
          <text:p text:style-name="P15">2.3.3. Kỹ thuật phát hiện thông tin ẩn (statistical analysis) </text:p>
        </text:list-item>
        <text:list-item>
          <text:p text:style-name="P16">2.3.4. So sánh Steganography với Cryptography </text:p>
        </text:list-item>
      </text:list>
      <text:p text:style-name="Text_20_body"><text:span text:style-name="Strong_20_Emphasis">2.4. Xác định nguồn gốc thiết bị và Camera Fingerprinting</text:span></text:p>
      <text:list text:style-name="L9">
        <text:list-item>
          <text:p text:style-name="P17">2.4.1. Photo Response Non-Uniformity (PRNU) </text:p>
        </text:list-item>
        <text:list-item>
          <text:p text:style-name="P17">2.4.2. Lens distortion analysis </text:p>
        </text:list-item>
        <text:list-item>
          <text:p text:style-name="P18">2.4.3. Color filter array patterns </text:p>
        </text:list-item>
      </text:list>
      <text:p text:style-name="Horizontal_20_Line"/>
      <text:p text:style-name="Text_20_body"><text:span text:style-name="Strong_20_Emphasis">CHƯƠNG 3: CÔNG CỤ VÀ PHƯƠNG PHÁP THỰC HIỆN IMAGE FORENSICS</text:span> (10-12 trang)</text:p>
      <text:p text:style-name="Text_20_body"><text:span text:style-name="Strong_20_Emphasis">3.1. Tổng quan các công cụ Image Forensics</text:span></text:p>
      <text:list text:style-name="L10">
        <text:list-item>
          <text:p text:style-name="P19">ExifTool, FotoForensics, Ghiro, Forensically </text:p>
        </text:list-item>
        <text:list-item>
          <text:p text:style-name="P19">JPEGSnoop, Stegdetect, OutGuess </text:p>
        </text:list-item>
        <text:list-item>
          <text:p text:style-name="P20">So sánh ưu nhược điểm các công cụ </text:p>
        </text:list-item>
      </text:list>
      <text:p text:style-name="Text_20_body"><text:span text:style-name="Strong_20_Emphasis">3.2. Các thư viện và framework lập trình</text:span></text:p>
      <text:list text:style-name="L11">
        <text:list-item>
          <text:p text:style-name="P21">Python libraries (PIL/Pillow, OpenCV, exifread) </text:p>
        </text:list-item>
        <text:list-item>
          <text:p text:style-name="P21">MATLAB Image Processing Toolbox </text:p>
        </text:list-item>
        <text:list-item>
          <text:p text:style-name="P22">Cách tích hợp vào quy trình phân tích </text:p>
        </text:list-item>
      </text:list>
      <text:p text:style-name="Text_20_body"><text:span text:style-name="Strong_20_Emphasis">3.3. Quy trình thực hiện Image Forensics trong thực tế</text:span></text:p>
      <text:list text:style-name="L12">
        <text:list-item>
          <text:p text:style-name="P23">Thu thập và bảo toàn chứng cứ số </text:p>
        </text:list-item>
        <text:list-item>
          <text:p text:style-name="P23">Phân tích và trích xuất thông tin </text:p>
        </text:list-item>
        <text:list-item>
          <text:p text:style-name="P24">Lập báo cáo kết quả điều tra </text:p>
        </text:list-item>
      </text:list>
      <text:p text:style-name="Horizontal_20_Line"/>
      <text:p text:style-name="Text_20_body"><text:span text:style-name="Strong_20_Emphasis">CHƯƠNG 4: THỰC NGHIỆM VÀ ỨNG DỤNG IMAGE FORENSICS</text:span> (15-18 trang)</text:p>
      <text:p text:style-name="Text_20_body"><text:span text:style-name="Strong_20_Emphasis">4.1. Thiết kế kịch bản thực nghiệm</text:span></text:p>
      <text:list text:style-name="L13">
        <text:list-item>
          <text:p text:style-name="P25">Mục tiêu: phát hiện ảnh giả mạo và trích xuất thông tin ẩn </text:p>
        </text:list-item>
        <text:list-item>
          <text:p text:style-name="P25">Chuẩn bị tập dữ liệu ảnh test (gốc và đã chỉnh sửa) </text:p>
        </text:list-item>
        <text:list-item>
          <text:p text:style-name="P26">Môi trường thực nghiệm (phần cứng, phần mềm) </text:p>
        </text:list-item>
      </text:list>
      <text:p text:style-name="Text_20_body"><text:span text:style-name="Strong_20_Emphasis">4.2. Thực nghiệm 1: Phân tích Metadata và EXIF</text:span></text:p>
      <text:list text:style-name="L14">
        <text:list-item>
          <text:p text:style-name="P27"><text:soft-page-break/>4.2.1. Mô tả thí nghiệm </text:p>
        </text:list-item>
        <text:list-item>
          <text:p text:style-name="P27">4.2.2. Công cụ sử dụng (ExifTool, Python exifread) </text:p>
        </text:list-item>
        <text:list-item>
          <text:p text:style-name="P27">4.2.3. Các bước thực hiện chi tiết (có ảnh minh họa) </text:p>
        </text:list-item>
        <text:list-item>
          <text:p text:style-name="P28">4.2.4. Kết quả và phân tích </text:p>
        </text:list-item>
      </text:list>
      <text:p text:style-name="Text_20_body"><text:span text:style-name="Strong_20_Emphasis">4.3. Thực nghiệm 2: Phát hiện ảnh đã chỉnh sửa</text:span></text:p>
      <text:list text:style-name="L15">
        <text:list-item>
          <text:p text:style-name="P29">4.3.1. Áp dụng kỹ thuật ELA (Error Level Analysis) </text:p>
        </text:list-item>
        <text:list-item>
          <text:p text:style-name="P29">4.3.2. Sử dụng công cụ FotoForensics/Forensically </text:p>
        </text:list-item>
        <text:list-item>
          <text:p text:style-name="P29">4.3.3. Các bước thực hiện và kết quả từng bước </text:p>
        </text:list-item>
        <text:list-item>
          <text:p text:style-name="P30">4.3.4. So sánh ảnh gốc và ảnh đã chỉnh sửa </text:p>
        </text:list-item>
      </text:list>
      <text:p text:style-name="Text_20_body"><text:span text:style-name="Strong_20_Emphasis">4.4. Thực nghiệm 3: Steganography - Giấu và phát hiện thông tin</text:span></text:p>
      <text:list text:style-name="L16">
        <text:list-item>
          <text:p text:style-name="P31">4.4.1. Thực hiện giấu thông tin bằng kỹ thuật LSB </text:p>
        </text:list-item>
        <text:list-item>
          <text:p text:style-name="P31">4.4.2. Code Python/tool thực hiện (có source code) </text:p>
        </text:list-item>
        <text:list-item>
          <text:p text:style-name="P31">4.4.3. Phát hiện thông tin ẩn bằng statistical analysis </text:p>
        </text:list-item>
        <text:list-item>
          <text:p text:style-name="P32">4.4.4. Kết quả và đánh giá độ chính xác </text:p>
        </text:list-item>
      </text:list>
      <text:p text:style-name="Horizontal_20_Line"/>
      <text:p text:style-name="Text_20_body"><text:span text:style-name="Strong_20_Emphasis">CHƯƠNG 5: KẾT QUẢ VÀ ĐÁNH GIÁ</text:span> (5-7 trang)</text:p>
      <text:p text:style-name="Text_20_body"><text:span text:style-name="Strong_20_Emphasis">5.1. Tổng hợp kết quả thực nghiệm</text:span></text:p>
      <text:list text:style-name="L17">
        <text:list-item>
          <text:p text:style-name="P33">Bảng so sánh hiệu quả các phương pháp </text:p>
        </text:list-item>
        <text:list-item>
          <text:p text:style-name="P33">Độ chính xác phát hiện manipulation </text:p>
        </text:list-item>
        <text:list-item>
          <text:p text:style-name="P34">Thời gian xử lý </text:p>
        </text:list-item>
      </text:list>
      <text:p text:style-name="Text_20_body"><text:span text:style-name="Strong_20_Emphasis">5.2. Đánh giá ưu nhược điểm</text:span></text:p>
      <text:list text:style-name="L18">
        <text:list-item>
          <text:p text:style-name="P35">Điểm mạnh của từng kỹ thuật </text:p>
        </text:list-item>
        <text:list-item>
          <text:p text:style-name="P35">Hạn chế và khó khăn gặp phải </text:p>
        </text:list-item>
        <text:list-item>
          <text:p text:style-name="P36">Khả năng ứng dụng thực tế </text:p>
        </text:list-item>
      </text:list>
      <text:p text:style-name="Text_20_body"><text:span text:style-name="Strong_20_Emphasis">5.3. Hướng phát triển</text:span></text:p>
      <text:list text:style-name="L19">
        <text:list-item>
          <text:p text:style-name="P37">Tích hợp AI/Machine Learning </text:p>
        </text:list-item>
        <text:list-item>
          <text:p text:style-name="P37">Ứng dụng trong điều tra tội phạm mạng </text:p>
        </text:list-item>
        <text:list-item>
          <text:p text:style-name="P38">Các công nghệ mới nổi </text:p>
        </text:list-item>
      </text:list>
      <text:p text:style-name="Horizontal_20_Line"/>
      <text:p text:style-name="Text_20_body"><text:span text:style-name="Strong_20_Emphasis">KẾT LUẬN</text:span> (2-3 trang)</text:p>
      <text:list text:style-name="L20">
        <text:list-item>
          <text:p text:style-name="P39">Tổng kết nội dung đã nghiên cứu </text:p>
        </text:list-item>
        <text:list-item>
          <text:p text:style-name="P39">Đóng góp của đề tài </text:p>
        </text:list-item>
        <text:list-item>
          <text:p text:style-name="P40">Kiến nghị và hướng phát triển tiếp theo </text:p>
        </text:list-item>
      </text:list>
      <text:p text:style-name="Text_20_body"><text:span text:style-name="Strong_20_Emphasis">TÀI LIỆU THAM KHẢO</text:span></text:p>
      <text:p text:style-name="Text_20_body"><text:span text:style-name="Strong_20_Emphasis">PHỤ LỤC</text:span></text:p>
      <text:list text:style-name="L21">
        <text:list-item>
          <text:p text:style-name="P41">Phụ lục A: Hình ảnh kết quả thực nghiệm chi tiết </text:p>
        </text:list-item>
        <text:list-item>
          <text:p text:style-name="P41">Phụ lục B: Source code đầy đủ </text:p>
        </text:list-item>
        <text:list-item>
          <text:p text:style-name="P41">Phụ lục C: Hướng dẫn cài đặt và sử dụng tool </text:p>
        </text:list-item>
        <text:list-item>
          <text:p text:style-name="P42"><text:soft-page-break/>Phụ lục D: Bảng phân công công việc trong nhóm </text:p>
        </text:list-item>
      </text:list>
      <text:p text:style-name="Horizontal_20_Line"/>
      <text:p text:style-name="Text_20_body"><text:span text:style-name="Strong_20_Emphasis">Lưu ý quan trọng:</text:span></text:p>
      <text:list text:style-name="L22">
        <text:list-item>
          <text:p text:style-name="P43">Tất cả hình ảnh minh họa phải là <text:span text:style-name="Strong_20_Emphasis">do nhóm tự thực hiện</text:span>, không lấy ảnh có sẵn </text:p>
        </text:list-item>
        <text:list-item>
          <text:p text:style-name="P43">Phần thực nghiệm cần mô tả rõ: phương pháp, công cụ, các bước thực hiện, dữ liệu đầu vào/ra </text:p>
        </text:list-item>
        <text:list-item>
          <text:p text:style-name="P44">Cần có mã nguồn đầy đủ và hướng dẫn cài đặ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52:31.724168600</meta:creation-date>
    <dc:date>2026-01-22T19:53:57.656152100</dc:date>
    <meta:editing-duration>PT1M26S</meta:editing-duration>
    <meta:editing-cycles>1</meta:editing-cycles>
    <meta:document-statistic meta:table-count="0" meta:image-count="0" meta:object-count="0" meta:page-count="4" meta:paragraph-count="107" meta:word-count="957" meta:character-count="4710" meta:non-whitespace-character-count="3861"/>
    <meta:generator>LibreOffice/25.8.4.2$Windows_X86_64 LibreOffice_project/290daaa01b999472f0c7a3890eb6a550fd74c6df</meta:generator>
  </office:meta>
</office:document-meta>
</file>